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3.635cm"/>
    </style:style>
    <style:style style:name="co24" style:family="table-column">
      <style:table-column-properties fo:break-before="auto" style:column-width="21.163cm"/>
    </style:style>
    <style:style style:name="co25" style:family="table-column">
      <style:table-column-properties fo:break-before="auto" style:column-width="2.96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693cm"/>
    </style:style>
    <style:style style:name="co31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2.829cm"/>
    </style:style>
    <style:style style:name="co33" style:family="table-column">
      <style:table-column-properties fo:break-before="auto" style:column-width="3.1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11"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0, 2009, 16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New failing test in Test2; Test[3,4]: error in reinitialization of TestFramework.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testUndefined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Tre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et/Let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0">20/01/2009</text:date>, <text:time>17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date>2009-01-20T17:17:31</dc:date>
    <meta:editing-cycles>136</meta:editing-cycles>
    <meta:editing-duration>P9DT21H56M32S</meta:editing-duration>
    <meta:user-defined meta:name="Info 1"/>
    <meta:user-defined meta:name="Info 2"/>
    <meta:user-defined meta:name="Info 3"/>
    <meta:user-defined meta:name="Info 4"/>
    <meta:document-statistic meta:table-count="9" meta:cell-count="1264"/>
  </office:meta>
</office:document-meta>
</file>